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Q Agent</text:p>
          </table:table-cell>
          <table:table-cell office:value-type="string">
            <text:p>Random Opponent</text:p>
          </table:table-cell>
          <table:table-cell office:value-type="string">
            <text:p>Random Agent</text:p>
          </table:table-cell>
          <table:table-cell office:value-type="string">
            <text:p>Random Opponent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/>
          <table:table-cell>
            <draw:frame table:end-cell-address="Sheet1.M22" table:end-x="0.5929in" table:end-y="0.0941in" draw:z-index="0" draw:style-name="gr1" draw:text-style-name="P1" svg:width="6.3in" svg:height="3.5457in" svg:x="0.5161in" svg:y="0.1047in">
              <draw:object draw:notify-on-update-of-ranges="Sheet1.A1:Sheet1.A1 Sheet1.A2:Sheet1.A51 Sheet1.B1:Sheet1.B1 Sheet1.B2:Sheet1.B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53">
            <text:p>253</text:p>
          </table:table-cell>
          <table:table-cell office:value-type="float" office:value="272">
            <text:p>272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56">
            <text:p>256</text:p>
          </table:table-cell>
          <table:table-cell office:value-type="float" office:value="246">
            <text:p>246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71">
            <text:p>271</text:p>
          </table:table-cell>
          <table:table-cell office:value-type="float" office:value="236">
            <text:p>236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241">
            <text:p>241</text:p>
          </table:table-cell>
          <table:table-cell office:value-type="float" office:value="264">
            <text:p>264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275">
            <text:p>275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3">
            <text:p>253</text:p>
          </table:table-cell>
          <table:table-cell office:value-type="float" office:value="271">
            <text:p>271</text:p>
          </table:table-cell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38">
            <text:p>238</text:p>
          </table:table-cell>
          <table:table-cell office:value-type="float" office:value="258">
            <text:p>258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58">
            <text:p>258</text:p>
          </table:table-cell>
          <table:table-cell office:value-type="float" office:value="246">
            <text:p>24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32">
            <text:p>232</text:p>
          </table:table-cell>
          <table:table-cell office:value-type="float" office:value="264">
            <text:p>264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8">
            <text:p>248</text:p>
          </table:table-cell>
          <table:table-cell table:number-columns-repeated="2"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5">
            <text:p>255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29">
            <text:p>229</text:p>
          </table:table-cell>
          <table:table-cell office:value-type="float" office:value="237">
            <text:p>237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55">
            <text:p>255</text:p>
          </table:table-cell>
          <table:table-cell office:value-type="float" office:value="246">
            <text:p>246</text:p>
          </table:table-cell>
          <table:table-cell office:value-type="float" office:value="267">
            <text:p>267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42">
            <text:p>242</text:p>
          </table:table-cell>
          <table:table-cell office:value-type="float" office:value="265">
            <text:p>265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61">
            <text:p>261</text:p>
          </table:table-cell>
          <table:table-cell office:value-type="float" office:value="265">
            <text:p>265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3">
            <text:p>273</text:p>
          </table:table-cell>
          <table:table-cell office:value-type="float" office:value="245">
            <text:p>245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41">
            <text:p>241</text:p>
          </table:table-cell>
          <table:table-cell office:value-type="float" office:value="257">
            <text:p>25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50">
            <text:p>250</text:p>
          </table:table-cell>
          <table:table-cell office:value-type="float" office:value="245">
            <text:p>245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249">
            <text:p>249</text:p>
          </table:table-cell>
          <table:table-cell office:value-type="float" office:value="279">
            <text:p>279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42">
            <text:p>242</text:p>
          </table:table-cell>
          <table:table-cell office:value-type="float" office:value="253">
            <text:p>253</text:p>
          </table:table-cell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0">
            <text:p>250</text:p>
          </table:table-cell>
          <table:table-cell office:value-type="float" office:value="257">
            <text:p>257</text:p>
          </table:table-cell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221">
            <text:p>221</text:p>
          </table:table-cell>
          <table:table-cell office:value-type="float" office:value="230">
            <text:p>230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87">
            <text:p>287</text:p>
          </table:table-cell>
          <table:table-cell office:value-type="float" office:value="255">
            <text:p>255</text:p>
          </table:table-cell>
          <table:table-cell office:value-type="float" office:value="249">
            <text:p>249</text:p>
          </table:table-cell>
          <table:table-cell/>
          <table:table-cell>
            <draw:frame table:end-cell-address="Sheet1.M45" table:end-x="0.7685in" table:end-y="0.0213in" draw:z-index="1" draw:style-name="gr1" draw:text-style-name="P1" svg:width="6.289in" svg:height="3.5457in" svg:x="0.7028in" svg:y="0.0315in">
              <draw:object draw:notify-on-update-of-ranges="Sheet1.A1:Sheet1.A1 Sheet1.A2:Sheet1.A51 Sheet1.C1:Sheet1.C1 Sheet1.C2:Sheet1.C51 Sheet1.D1:Sheet1.D1 Sheet1.D2:Sheet1.D5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271">
            <text:p>271</text:p>
          </table:table-cell>
          <table:table-cell office:value-type="float" office:value="246">
            <text:p>246</text:p>
          </table:table-cell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272">
            <text:p>272</text:p>
          </table:table-cell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57">
            <text:p>257</text:p>
          </table:table-cell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49">
            <text:p>249</text:p>
          </table:table-cell>
          <table:table-cell office:value-type="float" office:value="262">
            <text:p>262</text:p>
          </table:table-cell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57">
            <text:p>257</text:p>
          </table:table-cell>
          <table:table-cell office:value-type="float" office:value="255">
            <text:p>255</text:p>
          </table:table-cell>
          <table:table-cell office:value-type="float" office:value="261">
            <text:p>261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49">
            <text:p>249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258">
            <text:p>258</text:p>
          </table:table-cell>
          <table:table-cell office:value-type="float" office:value="243">
            <text:p>243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61">
            <text:p>261</text:p>
          </table:table-cell>
          <table:table-cell office:value-type="float" office:value="256">
            <text:p>256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44">
            <text:p>244</text:p>
          </table:table-cell>
          <table:table-cell office:value-type="float" office:value="260">
            <text:p>260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2">
            <text:p>252</text:p>
          </table:table-cell>
          <table:table-cell office:value-type="float" office:value="257">
            <text:p>257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70">
            <text:p>270</text:p>
          </table:table-cell>
          <table:table-cell office:value-type="float" office:value="241">
            <text:p>241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44">
            <text:p>244</text:p>
          </table:table-cell>
          <table:table-cell table:number-columns-repeated="2"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34">
            <text:p>234</text:p>
          </table:table-cell>
          <table:table-cell office:value-type="float" office:value="238">
            <text:p>238</text:p>
          </table:table-cell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234">
            <text:p>234</text:p>
          </table:table-cell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58">
            <text:p>258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7">
            <text:p>247</text:p>
          </table:table-cell>
          <table:table-cell office:value-type="float" office:value="242">
            <text:p>242</text:p>
          </table:table-cell>
          <table:table-cell office:value-type="float" office:value="260">
            <text:p>260</text:p>
          </table:table-cell>
          <table:table-cell table:number-columns-repeated="2"/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float" office:value="245">
            <text:p>245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63">
            <text:p>263</text:p>
          </table:table-cell>
          <table:table-cell office:value-type="float" office:value="233">
            <text:p>233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56">
            <text:p>256</text:p>
          </table:table-cell>
          <table:table-cell office:value-type="float" office:value="252">
            <text:p>25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69">
            <text:p>269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table:number-columns-repeated="2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79">
            <text:p>279</text:p>
          </table:table-cell>
          <table:table-cell office:value-type="float" office:value="241">
            <text:p>241</text:p>
          </table:table-cell>
          <table:table-cell office:value-type="float" office:value="253">
            <text:p>253</text:p>
          </table:table-cell>
          <table:table-cell/>
          <table:table-cell>
            <draw:frame table:end-cell-address="Sheet1.M68" table:end-x="0.7575in" table:end-y="0.0843in" draw:z-index="2" draw:style-name="gr1" draw:text-style-name="P1" svg:width="6.3in" svg:height="3.5457in" svg:x="0.6807in" svg:y="0.0945in">
              <draw:object draw:notify-on-update-of-ranges="Sheet1.A52:Sheet1.D52 Sheet1.A53:Sheet1.D5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57">
            <text:p>257</text:p>
          </table:table-cell>
          <table:table-cell office:value-type="float" office:value="252">
            <text:p>252</text:p>
          </table:table-cell>
          <table:table-cell office:value-type="float" office:value="270">
            <text:p>270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39">
            <text:p>239</text:p>
          </table:table-cell>
          <table:table-cell office:value-type="float" office:value="269">
            <text:p>269</text:p>
          </table:table-cell>
          <table:table-cell table:number-columns-repeated="2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235">
            <text:p>235</text:p>
          </table:table-cell>
          <table:table-cell office:value-type="float" office:value="243">
            <text:p>243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1">
          <table:table-cell office:value-type="string">
            <text:p>Q Agent</text:p>
          </table:table-cell>
          <table:table-cell office:value-type="string">
            <text:p>Random Opponent</text:p>
          </table:table-cell>
          <table:table-cell office:value-type="string">
            <text:p>Random Agent</text:p>
          </table:table-cell>
          <table:table-cell office:value-type="string">
            <text:p>Random Opponent</text:p>
          </table:table-cell>
          <table:table-cell table:number-columns-repeated="2"/>
        </table:table-row>
        <table:table-row table:style-name="ro1">
          <table:table-cell table:formula="of:=SUM([.A2:.A51])/50" office:value-type="float" office:value="252.54">
            <text:p>252.54</text:p>
          </table:table-cell>
          <table:table-cell table:formula="of:=SUM([.B2:.B51])/50" office:value-type="float" office:value="251.76">
            <text:p>251.76</text:p>
          </table:table-cell>
          <table:table-cell table:formula="of:=SUM([.C2:.C51])/50" office:value-type="float" office:value="252.16">
            <text:p>252.16</text:p>
          </table:table-cell>
          <table:table-cell table:formula="of:=SUM([.D2:.D51])/50" office:value-type="float" office:value="251.8">
            <text:p>251.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8/07/2014</text:date>, <text:time>11:3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leigh Sanders</meta:initial-creator>
    <meta:creation-date>2014-08-07T11:02:48.68</meta:creation-date>
    <dc:date>2014-08-07T11:37:38.26</dc:date>
    <dc:creator>Hayleigh Sanders</dc:creator>
    <meta:editing-duration>PT3M54S</meta:editing-duration>
    <meta:editing-cycles>1</meta:editing-cycles>
    <meta:document-statistic meta:table-count="3" meta:cell-count="212" meta:object-count="3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5.021cm" svg:y="0.316cm" chart:style-name="ch2">
          <text:p>Q Agent vs Random Opponent</text:p>
        </chart:title>
        <chart:legend chart:legend-position="end" svg:x="11.801cm" svg:y="3.929cm" style:legend-expansion="high" chart:style-name="ch3"/>
        <chart:plot-area chart:style-name="ch4" table:cell-range-address="Sheet1.A1:Sheet1.B51" chart:data-source-has-labels="row" svg:x="1.358cm" svg:y="1.635cm" svg:width="9.803cm" svg:height="6.184cm">
          <chartooo:coordinate-region svg:x="2.165cm" svg:y="1.847cm" svg:width="8.989cm" svg:height="4.875cm"/>
          <chart:axis chart:dimension="x" chart:name="primary-x" chart:style-name="ch5">
            <chart:title svg:x="5.752cm" svg:y="8cm" chart:style-name="ch6">
              <text:p>Game</text:p>
            </chart:title>
          </chart:axis>
          <chart:axis chart:dimension="y" chart:name="primary-y" chart:style-name="ch7">
            <chart:title svg:x="0.451cm" svg:y="5.208cm" chart:style-name="ch8">
              <text:p>Score</text:p>
            </chart:title>
            <chart:grid chart:style-name="ch9" chart:class="major"/>
          </chart:axis>
          <chart:series chart:style-name="ch10" chart:values-cell-range-address="Sheet1.A2:Sheet1.A51" chart:label-cell-address="Sheet1.A1:Sheet1.A1" chart:class="chart:line">
            <chart:data-point chart:repeated="50"/>
          </chart:series>
          <chart:series chart:style-name="ch11" chart:values-cell-range-address="Sheet1.B2:Sheet1.B51" chart:label-cell-address="Sheet1.B1:Sheet1.B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Agent</text:p>
                <draw:g>
                  <svg:desc>Sheet1.A1:Sheet1.A1</svg:desc>
                </draw:g>
              </table:table-cell>
              <table:table-cell office:value-type="string">
                <text:p>Random Oppone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7">
                <text:p>237</text:p>
                <draw:g>
                  <svg:desc>Sheet1.A2:Sheet1.A51</svg:desc>
                </draw:g>
              </table:table-cell>
              <table:table-cell office:value-type="float" office:value="258">
                <text:p>258</text:p>
                <draw:g>
                  <svg:desc>Sheet1.B2:Sheet1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7">
                <text:p>24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">
                <text:p>25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9">
                <text:p>259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1">
                <text:p>27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7">
                <text:p>277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1">
                <text:p>27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4">
                <text:p>25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">
                <text:p>249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7">
                <text:p>27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6">
                <text:p>246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4">
                <text:p>254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4">
                <text:p>23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8">
                <text:p>228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3">
                <text:p>263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4">
                <text:p>24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1">
                <text:p>28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">
                <text:p>22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">
                <text:p>22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">
                <text:p>25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49">
                <text:p>24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1">
                <text:p>26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5">
                <text:p>24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3">
                <text:p>25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2">
                <text:p>25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0">
                <text:p>28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">
                <text:p>23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8">
                <text:p>26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2">
                <text:p>28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8">
                <text:p>25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3">
                <text:p>253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8">
                <text:p>24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5">
                <text:p>24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5">
                <text:p>24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">
                <text:p>23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8">
                <text:p>228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1">
                <text:p>251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3">
                <text:p>253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5">
                <text:p>265</text:p>
              </table:table-cell>
              <table:table-cell office:value-type="float" office:value="235">
                <text:p>2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200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4.372cm" svg:y="0.316cm" chart:style-name="ch2">
          <text:p>Random Agent vs Random Opponent</text:p>
        </chart:title>
        <chart:legend chart:legend-position="end" svg:x="11.773cm" svg:y="3.929cm" style:legend-expansion="high" chart:style-name="ch3"/>
        <chart:plot-area chart:style-name="ch4" table:cell-range-address="Sheet1.A1:Sheet1.A51 Sheet1.C1:Sheet1.D51" chart:data-source-has-labels="both" svg:x="1.357cm" svg:y="1.635cm" svg:width="9.778cm" svg:height="6.184cm">
          <chartooo:coordinate-region svg:x="2.164cm" svg:y="1.847cm" svg:width="8.869cm" svg:height="4.875cm"/>
          <chart:axis chart:dimension="x" chart:name="primary-x" chart:style-name="ch5" chartooo:axis-type="auto">
            <chartooo:date-scale/>
            <chart:title svg:x="5.739cm" svg:y="8cm" chart:style-name="ch6">
              <text:p>Game</text:p>
            </chart:title>
            <chart:categories table:cell-range-address="Sheet1.A2:Sheet1.A51"/>
          </chart:axis>
          <chart:axis chart:dimension="y" chart:name="primary-y" chart:style-name="ch7">
            <chart:title svg:x="0.451cm" svg:y="5.208cm" chart:style-name="ch8">
              <text:p>Score</text:p>
            </chart:title>
            <chart:grid chart:style-name="ch9" chart:class="major"/>
          </chart:axis>
          <chart:series chart:style-name="ch10" chart:values-cell-range-address="Sheet1.C2:Sheet1.C51" chart:label-cell-address="Sheet1.C1:Sheet1.C1" chart:class="chart:line">
            <chart:data-point chart:repeated="50"/>
          </chart:series>
          <chart:series chart:style-name="ch11" chart:values-cell-range-address="Sheet1.D2:Sheet1.D51" chart:label-cell-address="Sheet1.D1:Sheet1.D1" chart:class="chart:line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dom Agent</text:p>
                <draw:g>
                  <svg:desc>Sheet1.C1:Sheet1.C1</svg:desc>
                </draw:g>
              </table:table-cell>
              <table:table-cell office:value-type="string">
                <text:p>Random Opponen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37">
                <text:p>240</text:p>
                <draw:g>
                  <svg:desc>Sheet1.A2:Sheet1.A51</svg:desc>
                </draw:g>
              </table:table-cell>
              <table:table-cell office:value-type="float" office:value="257">
                <text:p>257</text:p>
                <draw:g>
                  <svg:desc>Sheet1.C2:Sheet1.C51</svg:desc>
                </draw:g>
              </table:table-cell>
              <table:table-cell office:value-type="float" office:value="251">
                <text:p>251</text:p>
                <draw:g>
                  <svg:desc>Sheet1.D2:Sheet1.D51</svg:desc>
                </draw:g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36">
                <text:p>236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264">
                <text:p>26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75">
                <text:p>27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71">
                <text:p>27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58">
                <text:p>25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6">
                <text:p>24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264">
                <text:p>26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237">
                <text:p>23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46">
                <text:p>2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265">
                <text:p>26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65">
                <text:p>26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45">
                <text:p>24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245">
                <text:p>24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279">
                <text:p>27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253">
                <text:p>25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57">
                <text:p>2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230">
                <text:p>23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55">
                <text:p>25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46">
                <text:p>24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72">
                <text:p>27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62">
                <text:p>26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58">
                <text:p>25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6">
                <text:p>25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60">
                <text:p>2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38">
                <text:p>23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244">
                <text:p>24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240">
                <text:p>24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42">
                <text:p>242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245">
                <text:p>24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233">
                <text:p>23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49">
                <text:p>2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52">
                <text:p>25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53">
                <text:p>25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41">
                <text:p>24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39">
                <text:p>23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243">
                <text:p>243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title svg:x="5.828cm" svg:y="0.316cm" chart:style-name="ch2">
          <text:p>Total Score Summary</text:p>
        </chart:title>
        <chart:plot-area chart:style-name="ch3" table:cell-range-address="Sheet1.A52:Sheet1.D53" chart:data-source-has-labels="row" svg:x="1.358cm" svg:y="1.635cm" svg:width="14.005cm" svg:height="6.184cm">
          <chartooo:coordinate-region svg:x="2.456cm" svg:y="1.848cm" svg:width="12.907cm" svg:height="5.298cm"/>
          <chart:axis chart:dimension="x" chart:name="primary-x" chart:style-name="ch4" chartooo:axis-type="auto">
            <chartooo:date-scale/>
            <chart:title svg:x="7.893cm" svg:y="8cm" chart:style-name="ch5">
              <text:p>Agent</text:p>
            </chart:title>
            <chart:categories table:cell-range-address="Sheet1.A52:Sheet1.D52"/>
          </chart:axis>
          <chart:axis chart:dimension="y" chart:name="primary-y" chart:style-name="ch6">
            <chart:title svg:x="0.451cm" svg:y="5.208cm" chart:style-name="ch7">
              <text:p>Score</text:p>
            </chart:title>
            <chart:grid chart:style-name="ch8" chart:class="major"/>
          </chart:axis>
          <chart:series chart:style-name="ch9" chart:values-cell-range-address="Sheet1.A53:Sheet1.D5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 Agent</text:p>
                <draw:g>
                  <svg:desc>Sheet1.A52:Sheet1.D52</svg:desc>
                </draw:g>
              </table:table-cell>
              <table:table-cell office:value-type="string">
                <text:p>Random Opponent</text:p>
              </table:table-cell>
              <table:table-cell office:value-type="string">
                <text:p>Random Agent</text:p>
              </table:table-cell>
              <table:table-cell office:value-type="string">
                <text:p>Random Opponent</text:p>
              </table:table-cell>
            </table:table-row>
          </table:table-header-rows>
          <table:table-rows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252.54">
                <text:p>252.54</text:p>
                <draw:g>
                  <svg:desc>Sheet1.A53:Sheet1.D53</svg:desc>
                </draw:g>
              </table:table-cell>
              <table:table-cell office:value-type="float" office:value="251.76">
                <text:p>251.76</text:p>
              </table:table-cell>
              <table:table-cell office:value-type="float" office:value="252.16">
                <text:p>252.16</text:p>
              </table:table-cell>
              <table:table-cell office:value-type="float" office:value="251.8">
                <text:p>251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